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arial, Tahoma, verdana, sans-serif"/>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apple-system" fo:font-size="10.5pt" fo:letter-spacing="normal" fo:font-style="normal" fo:font-weight="normal"/>
    </style:style>
    <style:style style:name="P3" style:family="paragraph" style:parent-style-name="Standard">
      <style:paragraph-properties fo:margin-left="0cm" fo:margin-right="0cm" fo:text-align="start" style:justify-single-word="false" fo:orphans="2" fo:widows="2" fo:text-indent="0cm" style:auto-text-indent="false"/>
    </style:style>
    <style:style style:name="T1" style:family="text">
      <style:text-properties fo:font-variant="normal" fo:text-transform="none" fo:color="#000000" loext:opacity="100%" style:font-name="apple-system" fo:font-size="10.5pt" fo:letter-spacing="normal" fo:font-style="normal" fo:font-weight="normal"/>
    </style:style>
    <style:style style:name="T2" style:family="text">
      <style:text-properties fo:font-variant="normal" fo:text-transform="none" fo:color="#000000" loext:opacity="100%" style:font-name="apple-system" fo:font-size="9.75pt" fo:letter-spacing="normal" fo:font-style="normal" fo:font-weight="normal"/>
    </style:style>
    <style:style style:name="T3" style:family="text">
      <style:text-properties fo:font-variant="normal" fo:text-transform="none" fo:color="#000000" loext:opacity="100%" fo:letter-spacing="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ТФП-терапия и расстройства личности<text:line-break/><text:line-break/>Расстройства личности — одна из самых сложных тем в психологии и психотерапии. Именно в этой области знаменитый мыслитель современности Отто Кернберг внес значительный вклад, разработав терапию, фокусированную на переносе (ТФП). Сегодня я расскажу, что такое расстройства личности, какие у них особенности, и почему метод ТФП эффективен.<text:line-break/><text:line-break/>Отто Кернберг изучал как формируются устойчивые паттерны восприятия себя и мира, которые иногда приводят к серьезным нарушениям. Расстройства личности — это не временные проблемы, а глубокие, стойкие трудности, которые влияют на все сферы жизни человека.<text:line-break/>Что такое расстройства личности?<text:line-break/><text:line-break/>Это устойчивые паттерны мышления, чувств и поведения, которые мешают человеку адаптироваться в обществе и строить здоровые отношения. Они формируются ещё в детстве и подростковом возрасте и сохраняются во взрослом возрасте. Люди с расстройствами личности часто испытывают:<text:line-break/><text:line-break/>• Трудности с эмоциями — их чувства могут быть слишком сильными, нестабильными или наоборот, притупленными.<text:line-break/>• Проблемы в общении — они либо избегают близких, либо слишком навязчивы и контролирующи.<text:line-break/>• Сложности с самоидентификацией — часто не понимают, кто они и чего хотят.<text:line-break/>• Склонность к повторению одних и тех же ошибок в отношениях.<text:line-break/>Особенности пограничного и нарциссического расстройств личности<text:line-break/>Пограничное расстройство личности (ПРЛ) — яркий пример эмоциональной нестабильности. Люди с ПРЛ могут резко менять отношение к другим — от идеализации до полного отторжения. Им сложно контролировать гнев и страх быть покинутыми, что приводит к импульсивным поступкам и кризисам.<text:line-break/><text:line-break/>Нарциссическое расстройство личности характеризуется завышенной самооценкой и потребностью в восхищении, но при этом скрывает глубоко ранимый внутренний мир, страх отвержения и неуверенность. Такие люди часто создают вокруг себя маску уверенности, но страдают от чувства пустоты.<text:line-break/>Кроме этих, существуют и другие расстройства личности: антисоциальное, обсессивно-компульсивное, шизотипическое и др. Все они имеют свои особенности, но объединяет их трудность в установлении здоровых отношений и внутренний дискомфорт.<text:line-break/><text:line-break/>Почему терапия, фокусированная на переносе, помогает?<text:line-break/>Основная идея ТФП — перенос. Это процесс, когда пациент бессознательно переносит на терапевта свои прошлые чувства и отношения. Внимательно изучая и прорабатывая эти реакции, терапевт помогает пациенту осознать свои паттерны и научиться ими управлять.<text:line-break/>Терапия создает безопасное пространство, где человек может открыто проживать сложные эмоции и получать обратную связь. Это постепенно меняет внутренние модели поведения — не поверхностно, а глубинно, что особенно важно для людей с расстройствами личности.<text:line-break/><text:line-break/>Чем полезен метод Отто Кернберга?<text:line-break/>• Он ориентирован на глубокое понимание личности, а не только симптомов.<text:line-break/>• Помогает работать с пациентами, для которых традиционные методы малоэффективны.<text:line-break/>• Способствует развитию зрелых моделей взаимодействия с миром и собой.<text:line-break/><text:line-break/>Терапия фокусированная на переносе — это не быстрый рецепт, а процесс, требующий терпения и участия обоих — врача и пациента. Но именно в таком глубоком сотрудничестве рождаются настоящие перемены.<text:line-break/></text:span><text:soft-page-break/><text:span text:style-name="T2"><text:line-break/>Запись на терапию VK, Telegram, WhatsApp 8-909-731-20-44 Максим Федорышин</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arial, Tahoma, verdan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0T13:40:19.522701616</meta:creation-date>
    <dc:date>2025-11-10T13:46:14.605947079</dc:date>
    <meta:editing-duration>PT5M54S</meta:editing-duration>
    <meta:editing-cycles>6</meta:editing-cycles>
    <meta:generator>LibreOffice/24.2.7.2$Linux_X86_64 LibreOffice_project/420$Build-2</meta:generator>
    <meta:document-statistic meta:table-count="0" meta:image-count="0" meta:object-count="0" meta:page-count="2" meta:paragraph-count="1" meta:word-count="423" meta:character-count="3232" meta:non-whitespace-character-count="2790"/>
  </office:meta>
</office:document-meta>
</file>